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text-align="center" style:justify-single-word="false"/>
    </style:style>
    <style:style style:name="P3" style:family="paragraph" style:parent-style-name="Standard">
      <style:paragraph-properties fo:margin-left="0.5in" fo:margin-right="0in" fo:line-height="150%" fo:text-indent="0in" style:auto-text-indent="false"/>
    </style:style>
    <style:style style:name="P4" style:family="paragraph" style:parent-style-name="Standard">
      <style:paragraph-properties fo:margin-left="0.5in" fo:margin-right="0in" fo:line-height="150%" fo:text-indent="0in" style:auto-text-indent="false"/>
      <style:text-properties fo:font-style="italic" style:text-underline-style="solid" style:text-underline-width="auto" style:text-underline-color="font-color" style:font-style-asian="italic"/>
    </style:style>
    <style:style style:name="P5" style:family="paragraph" style:parent-style-name="Standard">
      <style:paragraph-properties fo:margin-left="0.5in" fo:margin-right="0in" fo:line-height="150%" fo:text-indent="0in" style:auto-text-indent="false"/>
      <style:text-properties fo:font-size="10pt" fo:font-style="italic" fo:font-weight="bold" style:font-size-asian="10pt" style:font-style-asian="italic" style:font-weight-asian="bold" style:font-size-complex="10pt"/>
    </style:style>
    <style:style style:name="P6" style:family="paragraph" style:parent-style-name="Standard">
      <style:paragraph-properties fo:margin-left="0.5in" fo:margin-right="0in" fo:line-height="150%" fo:text-indent="0in" style:auto-text-indent="false"/>
      <style:text-properties fo:font-size="13pt" style:text-underline-style="solid" style:text-underline-width="auto" style:text-underline-color="font-color" fo:font-weight="bold" style:font-size-asian="13pt" style:font-weight-asian="bold" style:font-size-complex="13pt"/>
    </style:style>
    <style:style style:name="P7" style:family="paragraph" style:parent-style-name="Standard">
      <style:paragraph-properties fo:margin-left="0.5in" fo:margin-right="0in" fo:line-height="145%" fo:text-indent="0in" style:auto-text-indent="false"/>
    </style:style>
    <style:style style:name="P8" style:family="paragraph" style:parent-style-name="Standard">
      <style:paragraph-properties fo:margin-left="0.5in" fo:margin-right="0in" fo:line-height="145%" fo:text-indent="0in" style:auto-text-indent="false"/>
      <style:text-properties fo:color="#24292f"/>
    </style:style>
    <style:style style:name="P9" style:family="paragraph" style:parent-style-name="Standard">
      <style:paragraph-properties fo:margin-left="0.5in" fo:margin-right="0in" fo:line-height="145%" fo:text-indent="0in" style:auto-text-indent="false"/>
      <style:text-properties fo:color="#24292f" fo:font-size="14pt" fo:font-weight="bold" style:font-size-asian="14pt" style:font-weight-asian="bold" style:font-size-complex="14pt" fo:background-color="#ffffff"/>
    </style:style>
    <style:style style:name="P10" style:family="paragraph" style:parent-style-name="Standard">
      <style:paragraph-properties fo:margin-left="0.5in" fo:margin-right="0in" fo:line-height="145%" fo:text-indent="0in" style:auto-text-indent="false"/>
      <style:text-properties fo:color="#24292f" fo:font-size="14pt" style:text-underline-style="solid" style:text-underline-width="auto" style:text-underline-color="font-color" fo:font-weight="bold" style:font-size-asian="14pt" style:font-weight-asian="bold" style:font-size-complex="14pt" fo:background-color="#ffffff"/>
    </style:style>
    <style:style style:name="P11" style:family="paragraph" style:parent-style-name="Standard">
      <style:paragraph-properties fo:margin-left="0.5in" fo:margin-right="0in" fo:margin-top="0in" fo:margin-bottom="0.1665in" loext:contextual-spacing="false" fo:line-height="145%" fo:text-indent="0in" style:auto-text-indent="false"/>
      <style:text-properties fo:color="#24292f" style:font-name="Courier New" fo:font-size="10pt" fo:font-style="italic" fo:font-weight="bold" style:font-name-asian="Courier New1" style:font-size-asian="10pt" style:font-style-asian="italic" style:font-weight-asian="bold" style:font-name-complex="Courier New1" style:font-size-complex="10pt"/>
    </style:style>
    <style:style style:name="P12" style:family="paragraph" style:parent-style-name="Standard" style:master-page-name="Standard">
      <style:paragraph-properties fo:margin-left="0.5in" fo:margin-right="0in" fo:line-height="150%" fo:text-indent="0in" style:auto-text-indent="false" style:page-number="1"/>
      <style:text-properties style:text-underline-style="solid" style:text-underline-width="auto" style:text-underline-color="font-color" fo:font-weight="bold" style:font-weight-asian="bold"/>
    </style:style>
    <style:style style:name="P13" style:family="paragraph" style:parent-style-name="Standard" style:list-style-name="WWNum13">
      <style:paragraph-properties fo:margin-left="0in" fo:margin-right="-0.5in" fo:line-height="150%" fo:text-indent="-0.9374in" style:auto-text-indent="false"/>
    </style:style>
    <style:style style:name="P14" style:family="paragraph" style:parent-style-name="Standard">
      <style:paragraph-properties fo:margin-left="0in" fo:margin-right="0in" fo:line-height="150%" fo:text-indent="0in" style:auto-text-indent="false"/>
    </style:style>
    <style:style style:name="P15" style:family="paragraph" style:parent-style-name="Standard">
      <style:paragraph-properties fo:margin-left="0in" fo:margin-right="0in" fo:line-height="150%" fo:text-align="center" style:justify-single-word="false" fo:text-indent="0in" style:auto-text-indent="false"/>
    </style:style>
    <style:style style:name="P16" style:family="paragraph" style:parent-style-name="Standard">
      <style:paragraph-properties fo:margin-left="0in" fo:margin-right="0in" fo:line-height="150%" fo:text-indent="0in" style:auto-text-indent="false"/>
      <style:text-properties style:text-underline-style="solid" style:text-underline-width="auto" style:text-underline-color="font-color"/>
    </style:style>
    <style:style style:name="P17" style:family="paragraph" style:parent-style-name="Standard">
      <style:paragraph-properties fo:margin-left="0in" fo:margin-right="0in" fo:line-height="145%" fo:text-indent="0in" style:auto-text-indent="false"/>
    </style:style>
    <style:style style:name="P18" style:family="paragraph" style:parent-style-name="Standard">
      <style:paragraph-properties fo:margin-left="0in" fo:margin-right="0in" fo:line-height="145%" fo:text-align="center" style:justify-single-word="false" fo:text-indent="0in" style:auto-text-indent="false"/>
    </style:style>
    <style:style style:name="P19" style:family="paragraph" style:parent-style-name="Standard">
      <style:paragraph-properties fo:margin-left="0in" fo:margin-right="0in" fo:line-height="150%" fo:text-indent="0in" style:auto-text-indent="false"/>
      <style:text-properties fo:font-size="10pt" fo:font-style="italic" fo:font-weight="bold" style:font-size-asian="10pt" style:font-style-asian="italic" style:font-weight-asian="bold" style:font-size-complex="10pt"/>
    </style:style>
    <style:style style:name="P20" style:family="paragraph" style:parent-style-name="Standard">
      <style:paragraph-properties fo:margin-left="0in" fo:margin-right="0in" fo:margin-top="0in" fo:margin-bottom="0.1665in" loext:contextual-spacing="false" fo:line-height="145%" fo:text-indent="0in" style:auto-text-indent="false"/>
      <style:text-properties fo:color="#24292f" style:font-name="Courier New" fo:font-size="10pt" style:font-name-asian="Courier New1" style:font-size-asian="10pt" style:font-name-complex="Courier New1" style:font-size-complex="10pt"/>
    </style:style>
    <style:style style:name="P21" style:family="paragraph" style:parent-style-name="Standard">
      <style:paragraph-properties fo:margin-left="0in" fo:margin-right="-0.5in" fo:line-height="150%" fo:text-indent="0in" style:auto-text-indent="false"/>
    </style:style>
    <style:style style:name="P22" style:family="paragraph" style:parent-style-name="Standard">
      <style:paragraph-properties fo:margin-left="0in" fo:margin-right="-0.5in" fo:line-height="150%" fo:text-align="center" style:justify-single-word="false" fo:text-indent="0in" style:auto-text-indent="false"/>
    </style:style>
    <style:style style:name="P23" style:family="paragraph" style:parent-style-name="Standard">
      <style:paragraph-properties fo:margin-left="0in" fo:margin-right="-0.5in" fo:line-height="150%" fo:text-indent="0in" style:auto-text-indent="false"/>
      <style:text-properties fo:font-size="14pt" style:text-underline-style="solid" style:text-underline-width="auto" style:text-underline-color="font-color" fo:font-weight="bold" style:font-size-asian="14pt" style:font-weight-asian="bold" style:font-size-complex="14pt"/>
    </style:style>
    <style:style style:name="P24" style:family="paragraph" style:parent-style-name="Standard">
      <style:paragraph-properties fo:margin-left="0in" fo:margin-right="-0.9374in" fo:line-height="150%" fo:text-indent="0in" style:auto-text-indent="false"/>
    </style:style>
    <style:style style:name="P25" style:family="paragraph" style:parent-style-name="Standard" style:list-style-name="WWNum12">
      <style:paragraph-properties fo:margin-left="0.5in" fo:margin-right="0in" fo:line-height="150%" fo:text-indent="-0.25in" style:auto-text-indent="false"/>
    </style:style>
    <style:style style:name="P26" style:family="paragraph" style:parent-style-name="Standard" style:list-style-name="WWNum5">
      <style:paragraph-properties fo:margin-left="0.5in" fo:margin-right="0in" fo:line-height="150%" fo:text-indent="-0.25in" style:auto-text-indent="false"/>
    </style:style>
    <style:style style:name="P27" style:family="paragraph" style:parent-style-name="Standard" style:list-style-name="WWNum11">
      <style:paragraph-properties fo:margin-left="0.5in" fo:margin-right="0in" fo:line-height="150%" fo:text-indent="-0.25in" style:auto-text-indent="false"/>
    </style:style>
    <style:style style:name="P28" style:family="paragraph" style:parent-style-name="Standard" style:list-style-name="WWNum8">
      <style:paragraph-properties fo:margin-left="0.5in" fo:margin-right="0in" fo:line-height="150%" fo:text-indent="-0.25in" style:auto-text-indent="false"/>
    </style:style>
    <style:style style:name="P29" style:family="paragraph" style:parent-style-name="Standard" style:list-style-name="WWNum3">
      <style:paragraph-properties fo:margin-left="0.5in" fo:margin-right="0in" fo:line-height="150%" fo:text-indent="-0.25in" style:auto-text-indent="false"/>
    </style:style>
    <style:style style:name="P30" style:family="paragraph" style:parent-style-name="Standard" style:list-style-name="WWNum9">
      <style:paragraph-properties fo:margin-left="0.5in" fo:margin-right="0in" fo:line-height="150%" fo:text-indent="-0.25in" style:auto-text-indent="false"/>
    </style:style>
    <style:style style:name="P31" style:family="paragraph" style:parent-style-name="Standard" style:list-style-name="WWNum10">
      <style:paragraph-properties fo:margin-left="0.5in" fo:margin-right="0in" fo:line-height="150%" fo:text-indent="-0.25in" style:auto-text-indent="false"/>
    </style:style>
    <style:style style:name="P32" style:family="paragraph" style:parent-style-name="Standard" style:list-style-name="WWNum7">
      <style:paragraph-properties fo:margin-left="0.5in" fo:margin-right="0in" fo:line-height="150%" fo:text-indent="-0.25in" style:auto-text-indent="false"/>
    </style:style>
    <style:style style:name="P33" style:family="paragraph" style:parent-style-name="Standard" style:list-style-name="WWNum1">
      <style:paragraph-properties fo:margin-left="0.5in" fo:margin-right="0in" fo:line-height="150%" fo:text-indent="-0.25in" style:auto-text-indent="false"/>
    </style:style>
    <style:style style:name="P34" style:family="paragraph" style:parent-style-name="Standard" style:list-style-name="WWNum4">
      <style:paragraph-properties fo:margin-left="0.5in" fo:margin-right="0in" fo:line-height="150%" fo:text-indent="-0.25in" style:auto-text-indent="false"/>
    </style:style>
    <style:style style:name="P35" style:family="paragraph" style:parent-style-name="Standard" style:list-style-name="WWNum4">
      <style:paragraph-properties fo:margin-left="0.5in" fo:margin-right="0in" fo:line-height="145%" fo:text-indent="-0.25in" style:auto-text-indent="false"/>
    </style:style>
    <style:style style:name="P36" style:family="paragraph" style:parent-style-name="Standard">
      <style:paragraph-properties fo:margin-left="0in" fo:margin-right="0in" fo:line-height="150%" fo:text-indent="0.5in" style:auto-text-indent="false"/>
    </style:style>
    <style:style style:name="P37" style:family="paragraph" style:parent-style-name="Standard">
      <style:paragraph-properties fo:margin-left="0in" fo:margin-right="0in" fo:line-height="150%" fo:text-indent="0.5in" style:auto-text-indent="false"/>
      <style:text-properties fo:font-size="10pt" fo:font-weight="bold" style:font-size-asian="10pt" style:font-weight-asian="bold" style:font-size-complex="10pt"/>
    </style:style>
    <style:style style:name="P38" style:family="paragraph" style:parent-style-name="Standard" style:list-style-name="WWNum2">
      <style:paragraph-properties fo:margin-left="0.5in" fo:margin-right="-0.5in" fo:line-height="150%" fo:text-indent="-0.25in" style:auto-text-indent="false"/>
    </style:style>
    <style:style style:name="P39" style:family="paragraph" style:parent-style-name="Standard" style:list-style-name="WWNum6">
      <style:paragraph-properties fo:margin-left="0.5in" fo:margin-right="-0.5in" fo:line-height="150%" fo:text-indent="-0.25in" style:auto-text-indent="false"/>
    </style:style>
    <style:style style:name="P40" style:family="paragraph" style:parent-style-name="Standard" style:list-style-name="WWNum3">
      <style:paragraph-properties fo:margin-left="0.5in" fo:margin-right="-0.5in" fo:line-height="150%" fo:text-indent="-0.25in" style:auto-text-indent="false"/>
    </style:style>
    <style:style style:name="P41" style:family="paragraph" style:parent-style-name="Standard">
      <style:paragraph-properties fo:margin-left="0in" fo:margin-right="0in" fo:line-height="150%" fo:text-indent="0.5in" style:auto-text-indent="false"/>
    </style:style>
    <style:style style:name="P42" style:family="paragraph" style:parent-style-name="Standard">
      <style:paragraph-properties fo:margin-left="0.9374in" fo:margin-right="-0.6252in" fo:line-height="150%" fo:text-indent="-0.4374in" style:auto-text-indent="false"/>
    </style:style>
    <style:style style:name="P43" style:family="paragraph" style:parent-style-name="Standard">
      <style:paragraph-properties fo:margin-left="0in" fo:margin-right="-0.4374in" fo:line-height="150%" fo:text-indent="0in" style:auto-text-indent="false"/>
    </style:style>
    <style:style style:name="P44" style:family="paragraph" style:parent-style-name="Standard">
      <style:paragraph-properties fo:margin-left="0.9374in" fo:margin-right="0in" fo:line-height="150%" fo:text-indent="-0.4374in" style:auto-text-indent="false"/>
    </style:style>
    <style:style style:name="P45" style:family="paragraph" style:parent-style-name="Standard">
      <style:paragraph-properties fo:margin-left="0in" fo:margin-right="-0.9374in" fo:line-height="150%" fo:text-indent="0.5in" style:auto-text-indent="false"/>
    </style:style>
    <style:style style:name="P46" style:family="paragraph" style:parent-style-name="Standard">
      <style:paragraph-properties fo:margin-left="0in" fo:margin-right="-1in" fo:line-height="150%" fo:text-indent="0.5in" style:auto-text-indent="false"/>
    </style:style>
    <style:style style:name="P47" style:family="paragraph" style:parent-style-name="Standard">
      <style:paragraph-properties fo:margin-left="0in" fo:margin-right="-1in" fo:line-height="150%" fo:text-indent="0in" style:auto-text-indent="false"/>
    </style:style>
    <style:style style:name="P48" style:family="paragraph" style:parent-style-name="Standard" style:list-style-name="WWNum13">
      <style:paragraph-properties fo:margin-left="0in" fo:margin-right="0in" fo:line-height="150%" fo:text-indent="-0.9374in" style:auto-text-indent="false"/>
    </style:style>
    <style:style style:name="P49" style:family="paragraph" style:parent-style-name="Standard">
      <style:paragraph-properties fo:margin-left="-0.5626in" fo:margin-right="-0.9374in" fo:margin-top="0in" fo:margin-bottom="0.1665in" loext:contextual-spacing="false" fo:line-height="145%" fo:text-indent="0in" style:auto-text-indent="false"/>
    </style:style>
    <style:style style:name="P50" style:family="paragraph" style:parent-style-name="Standard">
      <style:paragraph-properties fo:margin-left="-0.5626in" fo:margin-right="-0.9374in" fo:margin-top="0in" fo:margin-bottom="0.1665in" loext:contextual-spacing="false" fo:line-height="145%" fo:text-align="center" style:justify-single-word="false" fo:text-indent="0in" style:auto-text-indent="false"/>
    </style:style>
    <style:style style:name="P51" style:family="paragraph" style:parent-style-name="Standard">
      <style:paragraph-properties fo:margin-left="-0.9374in" fo:margin-right="-0.9374in" fo:margin-top="0in" fo:margin-bottom="0.1665in" loext:contextual-spacing="false" fo:line-height="145%" fo:text-indent="0in" style:auto-text-indent="false"/>
    </style:style>
    <style:style style:name="T1" style:family="text">
      <style:text-properties fo:font-size="13pt" style:text-underline-style="solid" style:text-underline-width="auto" style:text-underline-color="font-color" fo:font-weight="bold" style:font-size-asian="13pt" style:font-weight-asian="bold" style:font-size-complex="13pt"/>
    </style:style>
    <style:style style:name="T2" style:family="text">
      <style:text-properties fo:font-size="13pt" fo:font-style="italic" style:font-size-asian="13pt" style:font-style-asian="italic" style:font-size-complex="13pt"/>
    </style:style>
    <style:style style:name="T3" style:family="text">
      <style:text-properties fo:font-size="13pt" fo:font-weight="bold" style:font-size-asian="13pt" style:font-weight-asian="bold" style:font-size-complex="13pt"/>
    </style:style>
    <style:style style:name="T4" style:family="text">
      <style:text-properties fo:font-size="13pt" style:font-size-asian="13pt" style:font-size-complex="13pt"/>
    </style:style>
    <style:style style:name="T5" style:family="text">
      <style:text-properties fo:font-size="13pt" fo:font-style="normal" style:font-size-asian="13pt" style:font-style-asian="normal" style:font-size-complex="13pt"/>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style>
    <style:style style:name="T8" style:family="text">
      <style:text-properties fo:font-size="10pt" fo:font-style="italic" fo:font-weight="bold" style:font-size-asian="10pt" style:font-style-asian="italic" style:font-weight-asian="bold" style:font-size-complex="10pt"/>
    </style:style>
    <style:style style:name="T9" style:family="text">
      <style:text-properties fo:font-size="10pt" fo:font-style="italic" style:text-underline-style="solid" style:text-underline-width="auto" style:text-underline-color="font-color" style:font-size-asian="10pt" style:font-style-asian="italic" style:font-size-complex="10pt"/>
    </style:style>
    <style:style style:name="T10"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style>
    <style:style style:name="T11" style:family="text">
      <style:text-properties fo:font-size="10pt" fo:font-weight="bold" style:font-size-asian="10pt" style:font-weight-asian="bold" style:font-size-complex="10pt"/>
    </style:style>
    <style:style style:name="T12" style:family="text">
      <style:text-properties fo:font-size="10pt" style:text-underline-style="solid" style:text-underline-width="auto" style:text-underline-color="font-color" fo:font-weight="bold" style:font-size-asian="10pt" style:font-weight-asian="bold" style:font-size-complex="10pt"/>
    </style:style>
    <style:style style:name="T13" style:family="text">
      <style:text-properties fo:color="#1155cc" fo:font-size="10pt" style:text-underline-style="solid" style:text-underline-width="auto" style:text-underline-color="font-color" fo:font-weight="bold" style:font-size-asian="10pt" style:font-weight-asian="bold" style:font-size-complex="10pt"/>
    </style:style>
    <style:style style:name="T14" style:family="text">
      <style:text-properties fo:color="#1155cc" fo:font-size="10pt" fo:font-style="italic" style:text-underline-style="solid" style:text-underline-width="auto" style:text-underline-color="font-color" fo:font-weight="bold" style:font-size-asian="10pt" style:font-style-asian="italic" style:font-weight-asian="bold" style:font-size-complex="10pt"/>
    </style:style>
    <style:style style:name="T15" style:family="text">
      <style:text-properties fo:font-style="italic" style:font-style-asian="italic"/>
    </style:style>
    <style:style style:name="T16" style:family="text">
      <style:text-properties fo:font-style="italic" style:text-underline-style="solid" style:text-underline-width="auto" style:text-underline-color="font-color" fo:font-weight="bold" style:font-style-asian="italic" style:font-weight-asian="bold"/>
    </style:style>
    <style:style style:name="T17" style:family="text">
      <style:text-properties fo:font-style="italic" style:text-underline-style="solid" style:text-underline-width="auto" style:text-underline-color="font-color" style:font-style-asian="italic"/>
    </style:style>
    <style:style style:name="T18" style:family="text">
      <style:text-properties fo:font-style="italic" fo:font-weight="bold" style:font-style-asian="italic" style:font-weight-asian="bold"/>
    </style:style>
    <style:style style:name="T19" style:family="text">
      <style:text-properties fo:font-weight="bold" style:font-weight-asian="bold"/>
    </style:style>
    <style:style style:name="T20" style:family="text">
      <style:text-properties style:text-underline-style="none"/>
    </style:style>
    <style:style style:name="T21" style:family="text">
      <style:text-properties fo:color="#00ff00" style:font-name="Courier New" fo:font-size="10pt" fo:font-weight="bold" style:font-name-asian="Courier New1" style:font-size-asian="10pt" style:font-weight-asian="bold" style:font-name-complex="Courier New1" style:font-size-complex="10pt" fo:background-color="#000000"/>
    </style:style>
    <style:style style:name="T22" style:family="text">
      <style:text-properties fo:color="#00ff00" style:font-name="Courier New" fo:font-size="10pt" style:font-name-asian="Courier New1" style:font-size-asian="10pt" style:font-name-complex="Courier New1" style:font-size-complex="10pt" fo:background-color="#000000"/>
    </style:style>
    <style:style style:name="T23" style:family="text">
      <style:text-properties fo:color="#00ff00" style:font-name="Courier New" fo:font-size="10pt" fo:font-style="italic" style:font-name-asian="Courier New1" style:font-size-asian="10pt" style:font-style-asian="italic" style:font-name-complex="Courier New1" style:font-size-complex="10pt" fo:background-color="#000000"/>
    </style:style>
    <style:style style:name="T24" style:family="text">
      <style:text-properties fo:color="#00ff00" style:font-name="Courier New" fo:font-size="10pt" style:text-underline-style="solid" style:text-underline-width="auto" style:text-underline-color="font-color" style:font-name-asian="Courier New1" style:font-size-asian="10pt" style:font-name-complex="Courier New1" style:font-size-complex="10pt" fo:background-color="#000000"/>
    </style:style>
    <style:style style:name="T25" style:family="text">
      <style:text-properties fo:color="#00ff00" style:font-name="Courier New" style:font-name-asian="Courier New1" style:font-name-complex="Courier New1" fo:background-color="#000000"/>
    </style:style>
    <style:style style:name="T26" style:family="text">
      <style:text-properties fo:color="#00ff00" style:font-name="Courier New" fo:font-size="9pt" style:font-name-asian="Courier New1" style:font-size-asian="9pt" style:font-name-complex="Courier New1" style:font-size-complex="9pt" fo:background-color="#000000"/>
    </style:style>
    <style:style style:name="T27" style:family="text">
      <style:text-properties fo:color="#00ff00" style:font-name="Courier New" fo:font-size="6pt" style:font-name-asian="Courier New1" style:font-size-asian="6pt" style:font-name-complex="Courier New1" style:font-size-complex="6pt" fo:background-color="#000000"/>
    </style:style>
    <style:style style:name="T28" style:family="text">
      <style:text-properties fo:color="#00ff00" style:font-name="Courier New" fo:font-size="12pt" style:font-name-asian="Courier New1" style:font-size-asian="12pt" style:font-name-complex="Courier New1" style:font-size-complex="12pt" fo:background-color="#000000"/>
    </style:style>
    <style:style style:name="T29" style:family="text">
      <style:text-properties fo:color="#00ff00" style:font-name="Courier New" fo:font-size="12pt" style:font-name-asian="Courier New1" style:font-size-asian="12pt" style:font-name-complex="Courier New1" style:font-size-complex="12pt"/>
    </style:style>
    <style:style style:name="T30" style:family="text">
      <style:text-properties fo:font-size="14pt" style:text-underline-style="solid" style:text-underline-width="auto" style:text-underline-color="font-color" fo:font-weight="bold" style:font-size-asian="14pt" style:font-weight-asian="bold" style:font-size-complex="14pt"/>
    </style:style>
    <style:style style:name="T31" style:family="text">
      <style:text-properties style:text-underline-style="solid" style:text-underline-width="auto" style:text-underline-color="font-color"/>
    </style:style>
    <style:style style:name="T32" style:family="text">
      <style:text-properties fo:font-size="8pt" style:font-size-asian="8pt" style:font-size-complex="8pt"/>
    </style:style>
    <style:style style:name="T33" style:family="text">
      <style:text-properties style:font-name="Courier New" fo:font-size="10pt" style:font-name-asian="Courier New1" style:font-size-asian="10pt" style:font-name-complex="Courier New1" style:font-size-complex="10pt"/>
    </style:style>
    <style:style style:name="T34" style:family="text">
      <style:text-properties fo:color="#24292f" fo:font-style="italic" style:font-style-asian="italic"/>
    </style:style>
    <style:style style:name="T35" style:family="text">
      <style:text-properties fo:color="#24292f" fo:font-style="italic" style:text-underline-style="solid" style:text-underline-width="auto" style:text-underline-color="font-color" fo:font-weight="bold" style:font-style-asian="italic" style:font-weight-asian="bold"/>
    </style:style>
    <style:style style:name="T36" style:family="text">
      <style:text-properties fo:color="#24292f" fo:font-size="10pt" style:font-size-asian="10pt" style:font-size-complex="10pt"/>
    </style:style>
    <style:style style:name="T37" style:family="text">
      <style:text-properties fo:color="#24292f" fo:font-size="10pt" style:font-size-asian="10pt" style:font-size-complex="10pt" fo:background-color="#ffffff"/>
    </style:style>
    <style:style style:name="T38" style:family="text">
      <style:text-properties fo:color="#24292f" fo:font-size="10pt" fo:font-weight="bold" style:font-size-asian="10pt" style:font-weight-asian="bold" style:font-size-complex="10pt"/>
    </style:style>
    <style:style style:name="T39" style:family="text">
      <style:text-properties fo:color="#24292f" fo:font-size="15pt" style:font-size-asian="15pt" style:font-size-complex="15pt"/>
    </style:style>
    <style:style style:name="T40" style:family="text">
      <style:text-properties fo:color="#24292f"/>
    </style:style>
    <style:style style:name="T41" style:family="text">
      <style:text-properties fo:color="#24292f" fo:font-size="14pt" style:text-underline-style="solid" style:text-underline-width="auto" style:text-underline-color="font-color" fo:font-weight="bold" style:font-size-asian="14pt" style:font-weight-asian="bold" style:font-size-complex="14pt" fo:background-color="#ffffff"/>
    </style:style>
    <style:style style:name="T42" style:family="text">
      <style:text-properties fo:color="#24292f" fo:background-color="#ffffff"/>
    </style:style>
    <style:style style:name="T43" style:family="text">
      <style:text-properties fo:color="#24292f" fo:font-weight="bold" style:font-weight-asian="bold" fo:background-color="#ffffff"/>
    </style:style>
    <style:style style:name="T44" style:family="text">
      <style:text-properties fo:color="#24292f" fo:font-size="13pt" style:font-size-asian="13pt" style:font-size-complex="13pt" fo:background-color="#ffffff"/>
    </style:style>
    <style:style style:name="T45" style:family="text">
      <style:text-properties fo:color="#24292f" style:font-name="Courier New" fo:font-size="10pt" fo:font-weight="bold" style:font-name-asian="Courier New1" style:font-size-asian="10pt" style:font-weight-asian="bold" style:font-name-complex="Courier New1" style:font-size-complex="10pt"/>
    </style:style>
    <style:style style:name="T46" style:family="text">
      <style:text-properties fo:color="#24292f" style:font-name="Courier New" fo:font-size="10pt" style:font-name-asian="Courier New1" style:font-size-asian="10pt"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list xml:id="list972537008" text:style-name="WWNum13">
        <text:list-item>
          <text:p text:style-name="P13"><text:span text:style-name="T1">Introduction</text:span> <text:line-break/><text:span text:style-name="T6">Navigate to </text:span><text:a xlink:type="simple" xlink:href="https://labs.azure.com/virtualmachines" text:style-name="ListLabel_20_118" text:visited-style-name="ListLabel_20_118"><text:span text:style-name="T13">Azure Labs</text:span></text:a><text:span text:style-name="T6">, login, and start the Windows machine</text:span><text:line-break/><text:span text:style-name="T15"><text:line-break/></text:span><text:span text:style-name="T19">- Learning Objectives -</text:span><text:span text:style-name="T15"> <text:line-break/></text:span><text:span text:style-name="T7">By the end of this study session you should be able to:<text:line-break/></text:span><text:span text:style-name="T6">1. Provide some general examples of system hardening<text:line-break/>2. Differentiate between a Domain Controller and Active Directory<text:line-break/>3. Explain the LLMNR protocol vulnerability</text:span></text:p>
        </text:list-item>
      </text:list>
      <text:p text:style-name="P14"><text:span text:style-name="T6">4. Explain the concept of Access Control, and provide examples of it<text:line-break/>5. Explain the “Living off the Land” attack method, and ways to mitigate it</text:span></text:p>
      <text:p text:style-name="P14"/>
      <text:p text:style-name="P21"><text:span text:style-name="T19">- Key Vocab Review - </text:span><text:line-break/><text:span text:style-name="T6">1. </text:span><text:span text:style-name="T11">Hardening -</text:span><text:span text:style-name="T6"> Establishing baseline security on a computer system/network<text:line-break/>2. </text:span><text:span text:style-name="T11">Domain Controller -</text:span><text:span text:style-name="T6"> A server that acts as a network gatekeeper, handling authentication requests and enforcing security policies. </text:span></text:p>
      <text:p text:style-name="P24"><text:span text:style-name="T6">3. </text:span><text:span text:style-name="T11">Active Directory - </text:span><text:span text:style-name="T6">This program configures and stores the Domain Controller's settings. <text:line-break/>4. </text:span><text:span text:style-name="T11">Organizational Unit </text:span><text:span text:style-name="T8">(OU) </text:span><text:span text:style-name="T11">- </text:span><text:span text:style-name="T6">The top-most organizational layer in an Active Directory used to organize groups, users, security policies and admin control.<text:line-break/>5. </text:span><text:span text:style-name="T11">Group Policy Object </text:span><text:span text:style-name="T8">(GPO) - </text:span><text:span text:style-name="T6">A technical access control, applicable to the computer itself as well as the users on it.</text:span><text:line-break/></text:p>
      <text:list xml:id="list161135520720832" text:continue-numbering="true" text:style-name="WWNum13">
        <text:list-item>
          <text:p text:style-name="P13"><text:span text:style-name="T1">Module 7.3 in Class Activities</text:span><text:span text:style-name="T3"> </text:span><text:span text:style-name="T15">(Prerequisite for Module 7 HW)</text:span><text:line-break/><text:span text:style-name="T6">In this section we will:</text:span></text:p>
        </text:list-item>
      </text:list>
      <text:list xml:id="list1873127034" text:style-name="WWNum12">
        <text:list-item>
          <text:p text:style-name="P25"><text:span text:style-name="T6">Initialize the lab</text:span></text:p>
        </text:list-item>
        <text:list-item>
          <text:p text:style-name="P25"><text:span text:style-name="T6">Discover the Active Directory Users and Computers tool</text:span></text:p>
        </text:list-item>
        <text:list-item>
          <text:p text:style-name="P25"><text:span text:style-name="T6">Create our core AD architecture</text:span></text:p>
        </text:list-item>
      </text:list>
      <text:p text:style-name="P21"><text:span text:style-name="T6"><text:line-break/></text:span><text:span text:style-name="T21">1.</text:span><text:span text:style-name="T22"> Download the RDP link<text:line-break/></text:span><text:span text:style-name="T21">2.</text:span><text:span text:style-name="T22"> Connect, say yes to all prompts<text:line-break/></text:span><text:span text:style-name="T21">3.</text:span><text:span text:style-name="T22"> Login to the RDP Host: azadmin : p4ssw0rd*<text:line-break/></text:span><text:span text:style-name="T21">4.</text:span><text:span text:style-name="T22"> Open CMD as Admin and run this command: </text:span><text:span text:style-name="T23">slmgr.vbs /rearm </text:span></text:p>
      <text:p text:style-name="P21"><text:span text:style-name="T21">5. </text:span><text:span text:style-name="T22">Restart</text:span><text:span text:style-name="T6"><text:line-break/><text:line-break/></text:span><text:a xlink:type="simple" xlink:href="https://github.com/coding-boot-camp/cybersecurity-v2/tree/main/v2.5-Curriculum/1-Lesson-Plans/07-Windows-Administration-and-Hardening/3/Activities/00_Windows_Lab" text:style-name="ListLabel_20_118" text:visited-style-name="ListLabel_20_118"><text:span text:style-name="T13">Windows Lab Setup Guide</text:span></text:a><text:span text:style-name="T6"><text:line-break/></text:span><text:span text:style-name="T21">Windows Server:</text:span><text:span text:style-name="T22"> sysadmin : p4ssw0rd*<text:line-break/></text:span><text:span text:style-name="T21">Windows 10:</text:span><text:span text:style-name="T22"> sysadmin : cybersecurity</text:span></text:p>
      <text:p text:style-name="P14"/>
      <text:p text:style-name="P14"/>
      <text:p text:style-name="P15"/>
      <text:p text:style-name="P15"><text:span text:style-name="T6">Let’s suppose GoodCorp has multiple departments like most businesses do. We will use Sales, and Development as example departments. They have people working in each, and so we need to create user accounts for them, and we need to create a secure and manageable architecture/organizational structure. That’s why we need a Domain Controller, to easily organize and manage the users and machines on our network.</text:span> <text:line-break/><text:line-break/><text:span text:style-name="T30">Step 1 - Create OU’s</text:span><text:line-break/><text:span text:style-name="T6">* Our core architecture will consist of </text:span><text:span text:style-name="T11">4</text:span><text:span text:style-name="T6"> Organizational Units, </text:span><text:span text:style-name="T11">2</text:span><text:span text:style-name="T6"> Groups, and </text:span><text:span text:style-name="T11">2</text:span><text:span text:style-name="T6"> Users. <text:line-break/> <text:s/>See the </text:span><text:a xlink:type="simple" xlink:href="https://github.com/coding-boot-camp/cybersecurity-v2/tree/main/v2.5-Curriculum/1-Lesson-Plans/07-Windows-Administration-and-Hardening/3/Activities/04_Creating_OUs_Users_Groups/Solved" text:style-name="ListLabel_20_118" text:visited-style-name="ListLabel_20_118"><text:span text:style-name="T13">Solution Guide</text:span></text:a><text:span text:style-name="T6"> for a more detailed breakdown. </text:span><text:line-break/></text:p>
      <text:list xml:id="list619032530" text:style-name="WWNum5">
        <text:list-item>
          <text:p text:style-name="P26"><text:span text:style-name="T16">Open Active Directory Users and Computers tool on the virtual Windows Server</text:span></text:p>
        </text:list-item>
      </text:list>
      <text:p text:style-name="P3"><text:span text:style-name="T22">Windows Search —&gt; Server Manager —&gt; “Tools” —&gt; ADUC</text:span></text:p>
      <text:list xml:id="list161135883912964" text:continue-numbering="true" text:style-name="WWNum5">
        <text:list-item>
          <text:p text:style-name="P26"><text:span text:style-name="T16">Create top level/primary OU</text:span><text:line-break/><text:span text:style-name="T22">Right Click GOODCORP.NET —&gt; NEW —&gt; Organizational Unit</text:span></text:p>
        </text:list-item>
      </text:list>
      <text:p text:style-name="P3"><text:span text:style-name="T22">NAME: GC Users</text:span></text:p>
      <text:list xml:id="list161134754680750" text:continue-numbering="true" text:style-name="WWNum5">
        <text:list-item>
          <text:p text:style-name="P26"><text:soft-page-break/><text:span text:style-name="T16">Create OU for computers (same level as GC Users, not within it)</text:span><text:span text:style-name="T17"><text:line-break/></text:span><text:span text:style-name="T22">Right Click GOODCORP.NET —&gt; NEW —&gt; Organizational Unit</text:span></text:p>
        </text:list-item>
      </text:list>
      <text:p text:style-name="P3"><text:span text:style-name="T22">NAME: GC Computers<text:line-break/>Drag and drop the Windows 10 machine from “Computers” to “GC Computers” </text:span><text:span text:style-name="T21"><text:s/></text:span></text:p>
      <text:list xml:id="list161135855680349" text:continue-numbering="true" text:style-name="WWNum5">
        <text:list-item>
          <text:p text:style-name="P26"><text:span text:style-name="T16">Create 2 sub layers of the OU tree (this goes INSIDE GC Users)</text:span></text:p>
        </text:list-item>
      </text:list>
      <text:p text:style-name="P3"><text:span text:style-name="T22">Right Click GC Users —&gt; NEW —&gt; Organizational Unit</text:span></text:p>
      <text:p text:style-name="P3"><text:span text:style-name="T22">NAME: Sales</text:span></text:p>
      <text:p text:style-name="P3"><text:span text:style-name="T22">Right Click GC Users —&gt; NEW —&gt; Organizational Unit</text:span></text:p>
      <text:p text:style-name="P3"><text:span text:style-name="T22">NAME: Development</text:span></text:p>
      <text:p text:style-name="P4"/>
      <text:p text:style-name="P15"><text:span text:style-name="T30">Step 2 - Create/Add Groups to OU Tree</text:span></text:p>
      <text:p text:style-name="P14"><text:span text:style-name="T6">* Now that we have our OU’s, let’s make the next layer, GROUPS. <text:line-break/>* An </text:span><text:span text:style-name="T9">OU</text:span><text:span text:style-name="T6"> is used to assign Group Policies (security controls), a </text:span><text:span text:style-name="T9">group</text:span><text:span text:style-name="T7"> is used to assign access to data. </text:span><text:span text:style-name="T8"><text:line-break/></text:span><text:span text:style-name="T6">* </text:span><text:span text:style-name="T10">You can only link a GPO to an OU, and you can only give access permissions for data to groups</text:span><text:span text:style-name="T8">. </text:span><text:span text:style-name="T6">* Learn more about group types and use cases here</text:span><text:span text:style-name="T8">: </text:span><text:a xlink:type="simple" xlink:href="https://www.imanami.com/ad-group-types-universal-groups-global-groups-domain-local-groups/" text:style-name="ListLabel_20_119" text:visited-style-name="ListLabel_20_119"><text:span text:style-name="T14">Complete Guide</text:span></text:a><text:span text:style-name="T31"><text:line-break/><text:line-break/></text:span></text:p>
      <text:p text:style-name="P16"/>
      <text:p text:style-name="P16"/>
      <text:p text:style-name="P16"/>
      <text:p text:style-name="P16"/>
      <text:p text:style-name="P16"/>
      <text:list xml:id="list2406160739" text:style-name="WWNum11">
        <text:list-item>
          <text:p text:style-name="P27"><text:span text:style-name="T16">Create a GROUP for each department </text:span><text:span text:style-name="T31"><text:line-break/></text:span><text:span text:style-name="T22">Right Click Sales OU —&gt; New —&gt; Group<text:line-break/>NAME: Sales</text:span></text:p>
        </text:list-item>
      </text:list>
      <text:p text:style-name="P3"><text:span text:style-name="T22">Options: Global, security</text:span><text:span text:style-name="T18"><text:line-break/>----------------------------------------------------------</text:span></text:p>
      <text:p text:style-name="P3"><text:span text:style-name="T22">Right Click Development OU —&gt; New —&gt; Group<text:line-break/>NAME: Development</text:span></text:p>
      <text:p text:style-name="P3"><text:span text:style-name="T22">Options: Global, security</text:span></text:p>
      <text:p text:style-name="P15"><text:span text:style-name="T8"><text:line-break/></text:span><text:span text:style-name="T30">Step 3 - Create/Add Users to Groups</text:span></text:p>
      <text:p text:style-name="P5"/>
      <text:p text:style-name="P14"><text:soft-page-break/><text:span text:style-name="T6">* Now that we have our GROUPS, let’s make some USERS.</text:span><text:span text:style-name="T18"><text:line-break/></text:span></text:p>
      <text:list xml:id="list3181116332" text:style-name="WWNum8">
        <text:list-item>
          <text:p text:style-name="P28"><text:span text:style-name="T16">Create USERS (Bob and Andrew)</text:span><text:span text:style-name="T31"><text:line-break/></text:span><text:span text:style-name="T22">Right Click Sales OU —&gt; NEW —&gt; User</text:span></text:p>
        </text:list-item>
      </text:list>
      <text:p text:style-name="P3"><text:span text:style-name="T22">NAME: Bob <text:line-break/>PW: Ilovesales!</text:span><text:span text:style-name="T18"><text:line-break/>----------------------------------------------------------<text:line-break/></text:span><text:span text:style-name="T22">Right Click Development OU —&gt; NEW —&gt; User</text:span></text:p>
      <text:p text:style-name="P3"><text:span text:style-name="T22">NAME: Andrew</text:span></text:p>
      <text:p text:style-name="P3"><text:span text:style-name="T22">PW: Ilovedev!</text:span></text:p>
      <text:list xml:id="list161135523130810" text:continue-numbering="true" text:style-name="WWNum8">
        <text:list-item>
          <text:p text:style-name="P28"><text:span text:style-name="T16">Add USERS to their requisite department GROUPS</text:span></text:p>
        </text:list-item>
      </text:list>
      <text:p text:style-name="P36"><text:span text:style-name="T22">Right Click —&gt; Username —&gt; Add to Group </text:span></text:p>
      <text:p text:style-name="P36"><text:span text:style-name="T22">Object Name: [name of the group]</text:span></text:p>
      <text:list xml:id="list161134422899375" text:continue-numbering="true" text:style-name="WWNum8">
        <text:list-item>
          <text:p text:style-name="P28"><text:span text:style-name="T16">Add the SALES GROUP to the Remote Desktop Users Group</text:span></text:p>
        </text:list-item>
      </text:list>
      <text:p text:style-name="P14"><text:span text:style-name="T19"><text:tab/></text:span><text:span text:style-name="T22">Expand Sales OU —&gt; Right Click Sales Group —&gt; Add to group</text:span></text:p>
      <text:p text:style-name="P36"><text:span text:style-name="T22">Object Name: Remote Desktop Users</text:span></text:p>
      <text:p text:style-name="P37"/>
      <text:p text:style-name="P14"><text:span text:style-name="T7">* Before moving on it’s a good idea to double-check your work. Take a moment to review.</text:span></text:p>
      <text:p text:style-name="P36"/>
      <text:list xml:id="list161136409582784" text:continue-list="list161135520720832" text:style-name="WWNum13">
        <text:list-item>
          <text:p text:style-name="P13"><text:span text:style-name="T1">Making Group Policy Objects</text:span></text:p>
        </text:list-item>
      </text:list>
      <text:p text:style-name="P21"><text:span text:style-name="T6">Now that we have a structure for our Active Directory, let’s add some security controls.</text:span></text:p>
      <text:p text:style-name="P21"><text:span text:style-name="T6">In this section we will: </text:span></text:p>
      <text:list xml:id="list3347808990" text:style-name="WWNum2">
        <text:list-item>
          <text:p text:style-name="P38"><text:span text:style-name="T6">Discover the GPO Management Tool</text:span></text:p>
        </text:list-item>
      </text:list>
      <text:list xml:id="list2646445065" text:style-name="WWNum6">
        <text:list-item>
          <text:p text:style-name="P39"><text:span text:style-name="T6">Create 4 GPOs </text:span><text:span text:style-name="T32">(Disable Control Panel, Disable LLMNR, Account Lockout, Powershell Logging)</text:span></text:p>
        </text:list-item>
        <text:list-item>
          <text:p text:style-name="P39"><text:span text:style-name="T6">Link the GPOs to their requisite Organizational Units</text:span><text:line-break/></text:p>
        </text:list-item>
      </text:list>
      <text:p text:style-name="P23"/>
      <text:p text:style-name="P22"><text:soft-page-break/><text:span text:style-name="T30"><text:line-break/></text:span><text:span text:style-name="T1">GPO 1 - Disable Control Panel</text:span><text:span text:style-name="T30"><text:line-break/></text:span></text:p>
      <text:list xml:id="list539024086" text:style-name="WWNum3">
        <text:list-item>
          <text:p text:style-name="P40"><text:span text:style-name="T16">Open the Group Policy Management tool</text:span></text:p>
        </text:list-item>
      </text:list>
      <text:p text:style-name="P36"><text:span text:style-name="T22">Windows Search —&gt; Server Manager —&gt; “Tools” —&gt; GPO Management</text:span></text:p>
      <text:list xml:id="list161134797373488" text:continue-numbering="true" text:style-name="WWNum3">
        <text:list-item>
          <text:p text:style-name="P29"><text:span text:style-name="T16">Create GPO for GOODCORP.net</text:span><text:line-break/><text:span text:style-name="T22">Right Click Group Policy Objects under GOODCORP.net —&gt; NEW <text:line-break/>NAME: Limit Settings</text:span></text:p>
        </text:list-item>
        <text:list-item>
          <text:p text:style-name="P29"><text:span text:style-name="T16">Configure the GPO</text:span></text:p>
        </text:list-item>
      </text:list>
      <text:p text:style-name="P14"><text:span text:style-name="T15"><text:tab/></text:span><text:span text:style-name="T22">Right Click the GPO —&gt; Edit —&gt; Settings Page Visibility</text:span></text:p>
      <text:p text:style-name="P36"><text:span text:style-name="T22">PATH: User Config/Policies/Admin Templates/Control Panel</text:span></text:p>
      <text:p text:style-name="P36"><text:span text:style-name="T22">POLICY: Enabled</text:span></text:p>
      <text:p text:style-name="P36"><text:span text:style-name="T22">VISIBILITY: showonly:about;themes</text:span></text:p>
      <text:p text:style-name="P36"><text:span text:style-name="T22">APPLY</text:span></text:p>
      <text:list xml:id="list161135339667144" text:continue-numbering="true" text:style-name="WWNum3">
        <text:list-item>
          <text:p text:style-name="P29"><text:span text:style-name="T16">Link the GPO to the Sales OU</text:span></text:p>
        </text:list-item>
      </text:list>
      <text:p text:style-name="P14"><text:span text:style-name="T15"><text:tab/></text:span><text:span text:style-name="T22">Right Click Sales OU —&gt; “Link existing...” —&gt; “Limit Settings” —&gt; OK</text:span><text:span text:style-name="T18"><text:line-break/></text:span></text:p>
      <text:p text:style-name="P15"><text:span text:style-name="T1">GPO <text:s/>2 - Disable LLMNR</text:span></text:p>
      <text:p text:style-name="P14"><text:span text:style-name="T6">LLMNR is an inherently insecure protocol, so we must disable it as part of hardening. </text:span><text:span text:style-name="T11"><text:line-break/></text:span><text:span text:style-name="T6">Learn more here:</text:span><text:span text:style-name="T11"> </text:span><text:a xlink:type="simple" xlink:href="https://www.surecloud.com/resources/blog/local-network-vulnerabilities-llmnr-nbt-ns-poisoning#:~:text=Both%20protocols%20have%20their%20benefits,)%20or%20in%20clear%2Dtext." text:style-name="ListLabel_20_118" text:visited-style-name="ListLabel_20_118"><text:span text:style-name="T13">LLMNR Vulnerability</text:span></text:a><text:span text:style-name="T19"><text:line-break/></text:span></text:p>
      <text:list xml:id="list682591340" text:style-name="WWNum9">
        <text:list-item>
          <text:p text:style-name="P30"><text:span text:style-name="T16">Create GPO for GOODCORP.net</text:span><text:line-break/><text:span text:style-name="T22">Right Click Group Policy Objects under GOODCORP.net —&gt; NEW <text:line-break/>NAME: NO LLMNR</text:span></text:p>
        </text:list-item>
        <text:list-item>
          <text:p text:style-name="P30"><text:span text:style-name="T16">Configure the GPO</text:span></text:p>
        </text:list-item>
      </text:list>
      <text:p text:style-name="P1"><text:span text:style-name="T15"><text:tab/></text:span><text:span text:style-name="T22">Right Click the GPO —&gt; Edit —&gt; Turn Off Multicast Name Resolution</text:span></text:p>
      <text:p text:style-name="P36"><text:span text:style-name="T22">PATH: </text:span><text:span text:style-name="T26">Computer Config\Policies\Administrative Templates\Network\DNS Client</text:span></text:p>
      <text:p text:style-name="P36"><text:span text:style-name="T22">POLICY: Enabled</text:span></text:p>
      <text:p text:style-name="P36"><text:span text:style-name="T22">APPLY</text:span></text:p>
      <text:list xml:id="list161136494207433" text:continue-numbering="true" text:style-name="WWNum9">
        <text:list-item>
          <text:p text:style-name="P30"><text:span text:style-name="T16">Link the GPO to GC Computers OU</text:span></text:p>
        </text:list-item>
      </text:list>
      <text:p text:style-name="P14"><text:soft-page-break/><text:span text:style-name="T7"><text:tab/></text:span><text:span text:style-name="T22">Right Click GC Computers OU —&gt; “Link existing...” —&gt; “NO LLMNR” —&gt; OK</text:span><text:span text:style-name="T18"><text:line-break/></text:span><text:span text:style-name="T19"><text:line-break/></text:span><text:span text:style-name="T6">* Note that we linked our first GPO to a group, but this one is applied to the computers themselves. </text:span></text:p>
      <text:p text:style-name="P14"><text:span text:style-name="T6">* This is one example of how to use a GPO to make system-wide changes. </text:span></text:p>
      <text:p text:style-name="P14"/>
      <text:p text:style-name="P14"/>
      <text:p text:style-name="P14"/>
      <text:p text:style-name="P15"><text:span text:style-name="T1">GPO 3 - Account Lockout</text:span></text:p>
      <text:list xml:id="list4294673553" text:style-name="WWNum10">
        <text:list-item>
          <text:p text:style-name="P31"><text:span text:style-name="T16">Create GPO for GOODCORP.net</text:span><text:span text:style-name="T31"><text:line-break/></text:span><text:span text:style-name="T22">Right Click Group Policy Objects under GOODCORP.net —&gt; NEW <text:line-break/>Name: Account Lockout</text:span></text:p>
        </text:list-item>
        <text:list-item>
          <text:p text:style-name="P31"><text:span text:style-name="T16">Configure the GPO</text:span></text:p>
        </text:list-item>
      </text:list>
      <text:p text:style-name="P3"><text:span text:style-name="T22">Right Click the GPO —&gt; Edit —&gt; Account Lockout Policy</text:span></text:p>
      <text:p text:style-name="P42"><text:span text:style-name="T22">PATH: </text:span><text:span text:style-name="T26">Computer Config\Policies\Windows Settings\Security Settings\Account Policies\Account Lockout Policy</text:span></text:p>
      <text:p text:style-name="P36"><text:span text:style-name="T22">DURATION: 15</text:span><text:span text:style-name="T33"><text:line-break/><text:tab/></text:span><text:span text:style-name="T22">THRESHOLD: 10</text:span></text:p>
      <text:p text:style-name="P36"><text:span text:style-name="T22">RESET: 10</text:span></text:p>
      <text:p text:style-name="P36"><text:span text:style-name="T22">APPLY</text:span></text:p>
      <text:list xml:id="list161135044646930" text:continue-numbering="true" text:style-name="WWNum10">
        <text:list-item>
          <text:p text:style-name="P31"><text:span text:style-name="T16">Link the GPO to GC Computers OU</text:span></text:p>
        </text:list-item>
      </text:list>
      <text:p text:style-name="P43"><text:span text:style-name="T7"><text:tab/></text:span><text:span text:style-name="T22">Right Click GC Computers OU —&gt; “Link existing...” —&gt; “Account Lockout” —&gt; OK</text:span><text:line-break/></text:p>
      <text:p text:style-name="P15"><text:span text:style-name="T1">GPO 4 - Powershell Logging</text:span></text:p>
      <text:list xml:id="list3082818310" text:style-name="WWNum7">
        <text:list-item>
          <text:p text:style-name="P32"><text:span text:style-name="T16">Create GPO for GOODCORP.net</text:span><text:line-break/><text:span text:style-name="T22">Right Click Group Policy Objects under GOODCORP.net —&gt; NEW <text:line-break/>NAME: Powershell Logging</text:span></text:p>
        </text:list-item>
        <text:list-item>
          <text:p text:style-name="P32"><text:span text:style-name="T16">Configure the GPO</text:span></text:p>
        </text:list-item>
      </text:list>
      <text:p text:style-name="P1"><text:span text:style-name="T15"><text:tab/></text:span><text:span text:style-name="T22">Right Click the GPO —&gt; Edit —&gt; Turn Off Multicast Name Resolution</text:span></text:p>
      <text:p text:style-name="P44"><text:span text:style-name="T22">PATH: Computer Config\Policies\Administrative Templates\Windows Components\Windows PowerShell</text:span></text:p>
      <text:p text:style-name="P45"><text:span text:style-name="T22">MODULE LOGGING: Put a wildcard to log all (*)</text:span><text:span text:style-name="T6"><text:line-break/><text:tab/></text:span><text:span text:style-name="T22">SCRIPT BLOCK LOGGING: Log script block invocation start/stop events (check the box)</text:span></text:p>
      <text:p text:style-name="P36"><text:soft-page-break/><text:span text:style-name="T22">SCRIPT EXECUTION: Allow all scripts</text:span></text:p>
      <text:p text:style-name="P46"><text:span text:style-name="T22">POWERSHELL TRANSCRIPTION: Send to default directory, and include invocation headers</text:span></text:p>
      <text:p text:style-name="P36"><text:span text:style-name="T22">APPLY</text:span></text:p>
      <text:list xml:id="list161134714590188" text:continue-numbering="true" text:style-name="WWNum7">
        <text:list-item>
          <text:p text:style-name="P32"><text:span text:style-name="T16">Link the GPO to GC Computers OU</text:span></text:p>
        </text:list-item>
      </text:list>
      <text:p text:style-name="P47"><text:span text:style-name="T33"><text:tab/></text:span><text:span text:style-name="T22">Right Click GC Computers OU —&gt; “Link existing...” —&gt; “Powershell Logging” —&gt; OK</text:span></text:p>
      <text:p text:style-name="P1"/>
      <text:p text:style-name="P14"><text:span text:style-name="T6">* Now we have 4 active GPO’s and we are on our way to having a hardened system.</text:span></text:p>
      <text:p text:style-name="P14"><text:span text:style-name="T6">* If you can make 1 GPO, you can make any GPO, because the process doesn’t change. </text:span></text:p>
      <text:p text:style-name="P1"/>
      <text:p text:style-name="P1"/>
      <text:p text:style-name="P1"/>
      <text:p text:style-name="P6"/>
      <text:list xml:id="list161136262184834" text:continue-list="list161136409582784" text:style-name="WWNum13">
        <text:list-item>
          <text:p text:style-name="P48"><text:span text:style-name="T1">Powershell Script: Enumerate Access Control List</text:span></text:p>
        </text:list-item>
      </text:list>
      <text:p text:style-name="P14"><text:span text:style-name="T6">Now that we have an architecture, and GPO’s, let’s shift our focus over to Powershell.</text:span></text:p>
      <text:p text:style-name="P14"><text:span text:style-name="T6">This is not really a “hardening” task, but a useful tool for admins.<text:line-break/>In this section we will:</text:span></text:p>
      <text:list xml:id="list2049142446" text:style-name="WWNum1">
        <text:list-item>
          <text:p text:style-name="P33"><text:span text:style-name="T6">Discover PowerShell</text:span></text:p>
        </text:list-item>
        <text:list-item>
          <text:p text:style-name="P33"><text:span text:style-name="T6">Create a short “for loop” type script</text:span></text:p>
        </text:list-item>
        <text:list-item>
          <text:p text:style-name="P33"><text:span text:style-name="T6">Test the script</text:span></text:p>
        </text:list-item>
      </text:list>
      <text:p text:style-name="P14"><text:span text:style-name="T6">* It is recommended to use the Windows 10 lab machine, but the reality is you can do this on any machine with Powershell ISE, even your local host. </text:span></text:p>
      <text:p text:style-name="P16"/>
      <text:p text:style-name="P14">Students are given this template and asked to complete it:<text:line-break/><text:span text:style-name="T22">foreach ($item in $directory) {</text:span></text:p>
      <text:p text:style-name="P3"><text:soft-page-break/><text:span text:style-name="T22"><text:s/>&lt;script block&gt;</text:span></text:p>
      <text:p text:style-name="P7"><text:span text:style-name="T22">}</text:span></text:p>
      <text:p text:style-name="P14"><text:span text:style-name="T19">* “$item” is a default variable in Powershell, but “$directory” is not.</text:span><text:span text:style-name="T31"><text:line-break/></text:span></text:p>
      <text:list xml:id="list3620067015" text:style-name="WWNum4">
        <text:list-item>
          <text:p text:style-name="P34"><text:span text:style-name="T16">Open Powershell ISE</text:span></text:p>
        </text:list-item>
      </text:list>
      <text:p text:style-name="P36"><text:span text:style-name="T22">Windows Search —&gt; Powershell ISE —&gt; Select</text:span></text:p>
      <text:list xml:id="list161135934869722" text:continue-numbering="true" text:style-name="WWNum4">
        <text:list-item>
          <text:p text:style-name="P34"><text:span text:style-name="T16">Enter the script:</text:span></text:p>
        </text:list-item>
      </text:list>
      <text:p text:style-name="P3"><text:span text:style-name="T22">$directory = Get-ChildItem .\</text:span></text:p>
      <text:p text:style-name="P3"><text:span text:style-name="T22">foreach ($item in $directory) {</text:span></text:p>
      <text:p text:style-name="P3"><text:span text:style-name="T22"><text:s text:c="2"/>Get-Acl $item</text:span></text:p>
      <text:p text:style-name="P7"><text:span text:style-name="T22">}</text:span></text:p>
      <text:list xml:id="list161135305661221" text:continue-numbering="true" text:style-name="WWNum4">
        <text:list-item>
          <text:p text:style-name="P35"><text:span text:style-name="T6">Save</text:span></text:p>
        </text:list-item>
      </text:list>
      <text:p text:style-name="P8"/>
      <text:p text:style-name="P7"><text:span text:style-name="T36">* First, we define the “directory” variable as the output of Get-Childitem. </text:span></text:p>
      <text:p text:style-name="P7"><text:span text:style-name="T36">That way we can use the item list as our input in the loop.</text:span></text:p>
      <text:p text:style-name="P7"><text:span text:style-name="T36">In other words, $directory is not a path to a directory, but a list of items in the working directory.</text:span></text:p>
      <text:p text:style-name="P7"><text:span text:style-name="T36">Then, for each item in $directory, the script will run “Get-Acl” on the item, and loop back through the list until complete.<text:line-break/></text:span></text:p>
      <text:list xml:id="list161136250449713" text:continue-numbering="true" text:style-name="WWNum4">
        <text:list-item>
          <text:p text:style-name="P35"><text:span text:style-name="T35">Test the script</text:span></text:p>
        </text:list-item>
      </text:list>
      <text:p text:style-name="P7"><text:span text:style-name="T40">Navigate to any directory, and run the script using the full path, for example:</text:span></text:p>
      <text:p text:style-name="P7"><text:span text:style-name="T22">C:\Users\sysadmin\Documents\enum_acls.ps1 </text:span></text:p>
      <text:p text:style-name="P9"/>
      <text:p text:style-name="P10"/>
      <text:p text:style-name="P10"><text:soft-page-break/></text:p>
      <text:p text:style-name="P18"><text:span text:style-name="T41"><text:line-break/>BONUS</text:span></text:p>
      <text:p text:style-name="P17"><text:span text:style-name="T42">Navigate to</text:span><text:span text:style-name="T37"> </text:span><text:span text:style-name="T22">C:\Users\sysadmin\Documents</text:span><text:span text:style-name="T43"> </text:span><text:span text:style-name="T42">and since we ran a PowerShell script, and we have enabled Powershell logging via a GPO, we should have a log here if everything is working properly. </text:span></text:p>
      <text:p text:style-name="P11"/>
      <text:p text:style-name="P20"/>
      <text:p text:style-name="P20"/>
      <text:p text:style-name="P20"/>
      <text:p text:style-name="P20"/>
      <text:p text:style-name="P50"><text:span text:style-name="T45"><text:line-break/></text:span><text:span text:style-name="T38">*To undo all changes and revert back to default, use this PowerShell command on each OU! </text:span><text:span text:style-name="T46"><text:line-break/><text:line-break/></text:span></text:p>
      <text:p text:style-name="P49"><text:span text:style-name="T28">Get-ADOrganizationalUnit -Identity 'OU=NAME,DC=GOODCORP,DC=NET' |</text:span></text:p>
      <text:p text:style-name="P51"><text:span text:style-name="T29"><text:s text:c="4"/></text:span><text:span text:style-name="T28">Set-ADOrganizationalUnit -ProtectedFromAccidentalDeletion:$false -PassThru |</text:span></text:p>
      <text:p text:style-name="P51"><text:span text:style-name="T29"><text:s text:c="4"/></text:span><text:span text:style-name="T28">Remove-ADObject -Recursive -Confirm:$false</text:span></text:p>
      <text:p text:style-name="P20"/>
      <text:p text:style-name="P19"/>
      <text:p text:style-name="P3"/>
      <text:p text:style-name="P3"/>
      <text:p text:style-name="P14"><text:span text:style-name="T3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tyle="normal" style:text-underline-style="none" fo:font-weight="bold"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fo:font-style="normal" style:text-underline-style="none" fo:font-weight="bold"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tyle="normal" style:text-underline-style="none" fo:font-weight="bold"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tyle="normal" style:text-underline-style="none" fo:font-weight="bold"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tyle="normal" style:text-underline-style="none" fo:font-weight="bold"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tyle="normal" style:text-underline-style="none" fo:font-weight="bold"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tyle="normal" style:text-underline-style="none" fo:font-weight="bold"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0000ff" fo:font-size="13pt" fo:font-style="italic" style:text-underline-style="none" fo:font-weight="bold"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1155cc" fo:font-size="10pt" style:text-underline-style="solid" style:text-underline-width="auto" style:text-underline-color="font-color" fo:font-weight="bold" style:font-size-asian="10pt" style:font-weight-asian="bol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9" style:display-name="ListLabel 119" style:family="text">
      <style:text-properties fo:color="#1155cc" fo:font-size="10pt" fo:font-style="italic" style:text-underline-style="solid" style:text-underline-width="auto" style:text-underline-color="font-color" fo:font-weight="bold" style:font-size-asian="10pt" style:font-style-asian="italic" style:font-weight-asian="bol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prefix="Part - " style:num-suffix="." style:num-format="1">
        <style:list-level-properties text:list-level-position-and-space-mode="label-alignment">
          <style:list-level-label-alignment text:label-followed-by="listtab" fo:text-indent="-1.4374in" fo:margin-left="0.5in"/>
        </style:list-level-properties>
      </text:list-level-style-number>
      <text:list-level-style-number text:level="2" text:style-name="ListLabel_20_110" style:num-prefix="Part - "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prefix="Part - "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prefix="Part - "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prefix="Part - "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prefix="Part - "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prefix="Part - "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prefix="Part - "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prefix="Part - "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style:text-underline-style="solid" style:text-underline-width="auto" style:text-underline-color="font-color"/>
    </style:style>
    <style:page-layout style:name="Mpm1">
      <style:page-layout-properties fo:page-width="8.5in" fo:page-height="11in" style:num-format="1" style:print-orientation="portrait" fo:margin-top="0.5in" fo:margin-bottom="0.8126in" fo:margin-left="1in" fo:margin-right="1in" style:writing-mode="lr-tb" style:layout-grid-color="#c0c0c0" style:layout-grid-lines="2444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26in" fo:margin-left="0in" fo:margin-right="0in" fo:margin-bottom="0.0228in" style:dynamic-spacing="true"/>
      </style:header-style>
      <style:footer-style/>
    </style:page-layout>
  </office:automatic-styles>
  <office:master-styles>
    <style:master-page style:name="Standard" style:page-layout-name="Mpm1">
      <style:header>
        <text:p text:style-name="MP1"><text:span text:style-name="MT1">Module 7: Windows Admin and Harden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27" meta:word-count="1450" meta:character-count="8728" meta:non-whitespace-character-count="7364"/>
    <meta:generator>LibreOfficeDev/6.0.5.2$Linux_X86_64 LibreOffice_project/</meta:generator>
  </office:meta>
</office:document-meta>
</file>